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93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595959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251cm" fo:padding-top="0.141cm" fo:padding-bottom="0.141cm" fo:padding-left="0.141cm" fo:padding-right="0.141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2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499cm" svg:height="2.499cm" svg:x="1.15cm" svg:y="0.88cm" svg:viewBox="0 0 1500 2500" draw:points="0,0 0,2500 1500,2500 1500,0">
          <text:p/>
        </draw:polygon>
        <draw:polygon draw:style-name="gr1" draw:layer="layout" svg:width="0.123cm" svg:height="0.249cm" svg:x="2.4cm" svg:y="2.055cm" svg:viewBox="0 0 124 250" draw:points="0,0 0,250 124,250 124,0">
          <text:p/>
        </draw:polygon>
        <draw:polygon draw:style-name="gr2" draw:layer="layout" svg:width="0.069cm" svg:height="2.498cm" svg:x="1.165cm" svg:y="0.88cm" svg:viewBox="0 0 70 2499" draw:points="0,0 0,2499 69,2499 70,0">
          <text:p/>
        </draw:polygon>
        <draw:polygon draw:style-name="gr1" draw:layer="layout" svg:width="0.069cm" svg:height="2.498cm" svg:x="1.165cm" svg:y="0.88cm" svg:viewBox="0 0 70 2499" draw:points="0,0 0,2499 69,2499 70,0">
          <text:p/>
        </draw:polygon>
        <draw:frame draw:style-name="gr3" draw:layer="layout" svg:width="1.411cm" svg:height="1.219cm" svg:x="1.202cm" svg:y="1.76cm">
          <draw:text-box>
            <text:p/>
          </draw:text-box>
        </draw:frame>
        <draw:polygon draw:style-name="gr4" draw:layer="layout" svg:width="0.598cm" svg:height="0.608cm" svg:x="1.67cm" svg:y="1.88cm" svg:viewBox="0 0 599 609" draw:points="599,0 599,609 0,609 0,0">
          <text:p/>
        </draw:polygon>
        <draw:polygon draw:style-name="gr1" draw:layer="layout" svg:width="0.598cm" svg:height="0.608cm" svg:x="1.67cm" svg:y="1.88cm" svg:viewBox="0 0 599 609" draw:points="599,0 599,609 0,609 0,0">
          <text:p/>
        </draw:polygon>
        <draw:polygon draw:style-name="gr1" draw:layer="layout" svg:width="0.123cm" svg:height="0.249cm" svg:x="2.402cm" svg:y="1.155cm" svg:viewBox="0 0 124 250" draw:points="0,0 0,250 124,250 124,0">
          <text:p/>
        </draw:polygon>
        <draw:polygon draw:style-name="gr4" draw:layer="layout" svg:width="0.598cm" svg:height="0.608cm" svg:x="1.672cm" svg:y="0.98cm" svg:viewBox="0 0 599 609" draw:points="599,0 599,609 0,609 0,0">
          <text:p/>
        </draw:polygon>
        <draw:polygon draw:style-name="gr1" draw:layer="layout" svg:width="0.598cm" svg:height="0.608cm" svg:x="1.672cm" svg:y="0.98cm" svg:viewBox="0 0 599 609" draw:points="599,0 599,609 0,609 0,0">
          <text:p/>
        </draw:polygon>
        <draw:polygon draw:style-name="gr4" draw:layer="layout" svg:width="0.598cm" svg:height="0.178cm" svg:x="1.68cm" svg:y="2.85cm" svg:viewBox="0 0 599 179" draw:points="599,0 599,179 0,179 0,0">
          <text:p/>
        </draw:polygon>
        <draw:polygon draw:style-name="gr1" draw:layer="layout" svg:width="0.598cm" svg:height="0.178cm" svg:x="1.68cm" svg:y="2.85cm" svg:viewBox="0 0 599 179" draw:points="599,0 599,179 0,179 0,0">
          <text:p/>
        </draw:polygon>
        <draw:polygon draw:style-name="gr4" draw:layer="layout" svg:width="0.598cm" svg:height="0.149cm" svg:x="1.55cm" svg:y="3.08cm" svg:viewBox="0 0 599 150" draw:points="599,0 599,150 0,149 0,0">
          <text:p/>
        </draw:polygon>
        <draw:polygon draw:style-name="gr1" draw:layer="layout" svg:width="0.598cm" svg:height="0.149cm" svg:x="1.55cm" svg:y="3.08cm" svg:viewBox="0 0 599 150" draw:points="599,0 599,150 0,149 0,0">
          <text:p/>
        </draw:polygon>
        <draw:polygon draw:style-name="gr4" draw:layer="layout" svg:width="0.148cm" svg:height="2.049cm" svg:x="2.2cm" svg:y="0.98cm" svg:viewBox="0 0 149 2050" draw:points="149,0 149,2050 0,2050 0,0">
          <text:p/>
        </draw:polygon>
        <draw:polygon draw:style-name="gr1" draw:layer="layout" svg:width="0.148cm" svg:height="2.049cm" svg:x="2.2cm" svg:y="0.98cm" svg:viewBox="0 0 149 2050" draw:points="149,0 149,2050 0,2050 0,0">
          <text:p/>
        </draw:polygon>
        <draw:frame draw:style-name="gr5" draw:layer="layout" svg:width="0.8cm" svg:height="0.533cm" svg:x="1.05cm" svg:y="0.511cm">
          <draw:text-box>
            <text:p text:style-name="P1"><text:span text:style-name="T1">ВКЛ. </text:span></text:p>
          </draw:text-box>
        </draw:frame>
        <draw:frame draw:style-name="gr6" draw:layer="layout" svg:width="0.96cm" svg:height="0.567cm" svg:x="1.84cm" svg:y="0.494cm">
          <draw:text-box>
            <text:p text:style-name="P1"><text:span text:style-name="T1">ОТКЛ</text:span><text:span text:style-name="T2">. </text:span></text:p>
          </draw:text-box>
        </draw:frame>
        <draw:line draw:style-name="gr1" draw:layer="layout" svg:x1="1.17cm" svg:y1="1.7cm" svg:x2="2.67cm" svg:y2="1.7cm">
          <text:p/>
        </draw:line>
        <draw:line draw:style-name="gr1" draw:layer="layout" svg:x1="1.17cm" svg:y1="2.7cm" svg:x2="2.67cm" svg:y2="2.7cm">
          <text:p/>
        </draw:line>
        <draw:line draw:style-name="gr1" draw:layer="layout" svg:x1="1.67cm" svg:y1="0.9cm" svg:x2="1.67cm" svg:y2="3.4cm">
          <text:p/>
        </draw:line>
        <draw:line draw:style-name="gr1" draw:layer="layout" svg:x1="2.17cm" svg:y1="0.9cm" svg:x2="2.17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9:34.390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07:39:42.328000000</dc:date>
    <meta:document-statistic meta:object-count="22"/>
    <meta:template xlink:type="simple" xlink:actuate="onRequest" xlink:title="1" xlink:href="file:///C:/Documents%20and%20Settings/User/Application%20Data/LibreOffice/4/user/template/1.otg" meta:date="2015-09-29T07:39:34.328000000"/>
  </office:meta>
</office:document-meta>
</file>